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 table:number-rows-repeated="3">
          <table:table-cell table:style-name="ce81" table:number-columns-repeated="256"/>
          <table:table-cell/>
        </table:table-row>
        <table:table-row table:style-name="ro1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 table:number-rows-repeated="10">
          <table:table-cell table:style-name="ce81" table:number-columns-repeated="256"/>
          <table:table-cell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247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17">
            <text:p>17</text:p>
          </table:table-cell>
          <table:table-cell table:style-name="ce170" table:formula="of:=COUNTIF([.L$7:.L$1018];[.$J2])" office:value-type="float" office:value="17">
            <text:p>17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9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<text:s/></text:span><text:span text:style-name="T8">Add Content</text:span> icon in action bar</text:p>
            <text:p>- Select template: <text:span text:style-name="T8">Free layout </text:span><text:span text:style-name="T8">web content</text:span></text:p>
            <text:p>- Fill values</text:p>
            <text:p><text:span text:style-name="T3">- Click on </text:span><text:span text:style-name="T3">Save &amp; Close </text:span><text:span text:style-name="T3">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</text:span><text:span text:style-name="T8">Document</text:span> icon in action bar</text:p>
            <text:p>- Change values</text:p>
            <text:p>- <text:span text:style-name="T3">Click on </text:span><text:span text:style-name="T3">Save &amp; Close </text:span><text:span text:style-name="T3">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N/A</text:p>
          </table:table-cell>
          <table:table-cell table:style-name="ce155" office:value-type="string">
            <text:p>N/A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3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4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5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 table:number-rows-repeated="10">
          <table:table-cell table:style-name="ce13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9/04/2012</text:date>, <text:time>13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9-04T13:57:22</dc:date>
    <meta:print-date>2008-06-17T00:45:47</meta:print-date>
    <meta:editing-cycles>786</meta:editing-cycles>
    <meta:editing-duration>PT303H36M37S</meta:editing-duration>
    <dc:creator>exoplatform </dc:creator>
    <meta:document-statistic meta:table-count="4" meta:cell-count="330" meta:object-count="1"/>
    <meta:user-defined meta:name="Info 1"/>
    <meta:user-defined meta:name="Info 2"/>
    <meta:user-defined meta:name="Info 3"/>
    <meta:user-defined meta:name="Info 4"/>
  </office:meta>
</office:document-meta>
</file>